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C4D1AF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25cm" svg:y="7.62cm" presentation:class="title" presentation:user-transformed="true">
          <draw:text-box>
            <text:p text:style-name="P1"><text:span text:style-name="T1">Popular Physics in History</text:span><text:span text:style-name="T1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741cm" svg:x="0.187cm" svg:y="2.713cm">
          <draw:image xlink:href="Pictures/1000000000000556000003007C4D1A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layer="layout" svg:width="9.964cm" svg:height="0.962cm" svg:x="11.684cm" svg:y="10.218cm">
          <draw:text-box>
            <text:p>Yes this was the ppt i showed. :D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71cm" svg:y="5.842cm" presentation:class="outline" presentation:user-transformed="true">
          <draw:text-box>
            <text:p text:style-name="P2"><text:span text:style-name="T2">&amp;</text:span></text:p>
            <text:p text:style-name="P2"><text:span text:style-name="T2">Thank You !</text:span></text:p>
            <text:p><text:span text:style-name="T3">:)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Github.com/arcolife/popular-physic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it </meta:initial-creator>
    <meta:creation-date>2013-08-04T16:51:16</meta:creation-date>
    <dc:date>2013-08-04T19:54:23</dc:date>
    <dc:creator>Archit </dc:creator>
    <meta:editing-duration>PT2H58M7S</meta:editing-duration>
    <meta:editing-cycles>2</meta:editing-cycles>
    <meta:generator>LibreOffice/3.6$Linux_X86_64 LibreOffice_project/360m1$Build-2</meta:generator>
    <meta:document-statistic meta:object-count="36"/>
  </office:meta>
</office:document-meta>
</file>